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3.1583in"/>
    </style:style>
    <style:style style:name="co4" style:family="table-column">
      <style:table-column-properties fo:break-before="auto" style:column-width="2.1354in"/>
    </style:style>
    <style:style style:name="co5" style:family="table-column">
      <style:table-column-properties fo:break-before="auto" style:column-width="2.2772in"/>
    </style:style>
    <style:style style:name="co6" style:family="table-column">
      <style:table-column-properties fo:break-before="auto" style:column-width="3.23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gent_DA7280_FeatherW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CEL_ADXL345</text:p>
          </table:table-cell>
          <table:table-cell office:value-type="string" calcext:value-type="string">
            <text:p>LGA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XL345 - Digital 3-Axis Accelerometer (I2C/SPI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Capacito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-RES-0R-5%-1/10W(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, R5, R6, R7, R8, R9, R10, R11</text:p>
          </table:table-cell>
          <table:table-cell office:value-type="float" office:value="301010292" calcext:value-type="float">
            <text:p>30101029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Capaci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1/10W</text:p>
          </table:table-cell>
          <table:table-cell office:value-type="string" calcext:value-type="string">
            <text:p>SMD-RES-10K-5%-1/10W(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</text:p>
          </table:table-cell>
          <table:table-cell office:value-type="float" office:value="301010293" calcext:value-type="float">
            <text:p>30101029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OHM-500MA</text:p>
          </table:table-cell>
          <table:table-cell office:value-type="string" calcext:value-type="string">
            <text:p>SMD-FERRITE-CHIP-120-OHM-500MA(0603)</text:p>
          </table:table-cell>
          <table:table-cell office:value-type="string" calcext:value-type="string">
            <text:p>L0603</text:p>
          </table:table-cell>
          <table:table-cell office:value-type="string" calcext:value-type="string">
            <text:p>L1</text:p>
          </table:table-cell>
          <table:table-cell office:value-type="float" office:value="303030001" calcext:value-type="float">
            <text:p>3030300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D-RES-2.2K-5%-1/10W(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</text:p>
          </table:table-cell>
          <table:table-cell office:value-type="float" office:value="301010124" calcext:value-type="float">
            <text:p>3010101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V-500MA</text:p>
          </table:table-cell>
          <table:table-cell office:value-type="string" calcext:value-type="string">
            <text:p>SMD-DIODE-SCHOTTKY-20V-500MA(SOD-123)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float" office:value="304020032" calcext:value-type="float">
            <text:p>30402003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apaci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P-2.0-90D</text:p>
          </table:table-cell>
          <table:table-cell office:value-type="string" calcext:value-type="string">
            <text:p>GROVE-CONNECTOR-DIP-90D(4P-2.0)</text:p>
          </table:table-cell>
          <table:table-cell office:value-type="string" calcext:value-type="string">
            <text:p>HW4-2.0-90D</text:p>
          </table:table-cell>
          <table:table-cell office:value-type="string" calcext:value-type="string">
            <text:p>I2C</text:p>
          </table:table-cell>
          <table:table-cell office:value-type="float" office:value="320110034" calcext:value-type="float">
            <text:p>32011003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p-2.54</text:p>
          </table:table-cell>
          <table:table-cell office:value-type="string" calcext:value-type="string">
            <text:p>DIP-BLACK-MALE-HEADER-VERT(4P-2.54)</text:p>
          </table:table-cell>
          <table:table-cell office:value-type="string" calcext:value-type="string">
            <text:p>H4-2.54</text:p>
          </table:table-cell>
          <table:table-cell office:value-type="string" calcext:value-type="string">
            <text:p>MOTOR</text:p>
          </table:table-cell>
          <table:table-cell office:value-type="float" office:value="320020017" calcext:value-type="float">
            <text:p>3200200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7280-QFN12</text:p>
          </table:table-cell>
          <table:table-cell office:value-type="string" calcext:value-type="string">
            <text:p>WQFN12-PROTO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A7280 Haptic Driv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EATHERWING</text:p>
          </table:table-cell>
          <table:table-cell office:value-type="string" calcext:value-type="string">
            <text:p>PCB-ASM-DA7280_R1</text:p>
          </table:table-cell>
          <table:table-cell office:value-type="string" calcext:value-type="string">
            <text:p>PC Boar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0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ptional Jumper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3:17:46.282000000</dc:date>
    <meta:editing-duration>PT2M59S</meta:editing-duration>
    <meta:editing-cycles>3</meta:editing-cycles>
    <meta:generator>LibreOffice/4.3.5.2$Windows_x86 LibreOffice_project/3a87456aaa6a95c63eea1c1b3201acedf0751bd5</meta:generator>
    <meta:document-statistic meta:table-count="1" meta:cell-count="90" meta:object-count="0"/>
  </office:meta>
</office:document-meta>
</file>